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7ea6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7ea67"/>
    </style:style>
    <style:style style:name="T2" style:family="text">
      <style:text-properties fo:font-weight="bold" officeooo:rsid="0017ea6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ea6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JavaScrip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index.js <text:s text:c="12"/># Entry point for the application</text:span></text:p>
      <text:p text:style-name="Preformatted_20_Text"><text:span text:style-name="Source_20_Text">│ <text:s text:c="2"/>├── components/ <text:s text:c="9"/># Component files (if using a component-based architecture)</text:span></text:p>
      <text:p text:style-name="Preformatted_20_Text"><text:span text:style-name="Source_20_Text">│ <text:s text:c="2"/>├── styles/ <text:s text:c="13"/># CSS or SCSS files</text:span></text:p>
      <text:p text:style-name="Preformatted_20_Text"><text:span text:style-name="Source_20_Text">│ <text:s text:c="2"/>└── assets/ <text:s text:c="13"/># Image files, fonts, etc.</text:span></text:p>
      <text:p text:style-name="Preformatted_20_Text"><text:span text:style-name="Source_20_Text">│</text:span></text:p>
      <text:p text:style-name="Preformatted_20_Text"><text:span text:style-name="Source_20_Text">├── public/ <text:s text:c="17"/># Public files (static assets served by the web server)</text:span></text:p>
      <text:p text:style-name="Preformatted_20_Text"><text:span text:style-name="Source_20_Text">│ <text:s text:c="2"/>├── index.html <text:s text:c="10"/># Main HTML file</text:span></text:p>
      <text:p text:style-name="Preformatted_20_Text"><text:span text:style-name="Source_20_Text">│ <text:s text:c="2"/>└── favicon.ico <text:s text:c="9"/># Favicon (optional)</text:span></text:p>
      <text:p text:style-name="Preformatted_20_Text"><text:span text:style-name="Source_20_Text">│</text:span></text:p>
      <text:p text:style-name="Preformatted_20_Text"><text:span text:style-name="Source_20_Text">├── dist/ <text:s text:c="19"/># Distribution files (generated by build process)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1"/># Node.js modules (auto-generated by npm)</text:span></text:p>
      <text:p text:style-name="Preformatted_20_Text"><text:span text:style-name="Source_20_Text">│</text:span></text:p>
      <text:p text:style-name="Preformatted_20_Text"><text:span text:style-name="Source_20_Text">├── tests/ <text:s text:c="18"/># Test files (unit tests, integration tests, etc.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2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package-lock.json <text:s text:c="7"/># npm package lock file (auto-generated)</text:span></text:p>
      <text:p text:style-name="Preformatted_20_Text"><text:span text:style-name="Source_20_Text">│</text:span></text:p>
      <text:p text:style-name="Preformatted_20_Text"><text:span text:style-name="Source_20_Text">├── README.md <text:s text:c="15"/># Project README file</text:span></text:p>
      <text:p text:style-name="Preformatted_20_Text"><text:span text:style-name="Source_20_Text">│</text:span></text:p>
      <text:p text:style-name="P1"><text:span text:style-name="Source_20_Text">└── webpack.config.js <text:s text:c="7"/># Webpack configuration file (if using Webpack)</text:span></text:p>
      <text:p text:style-name="Text_20_body">In this structure:</text:p>
      <text:list text:style-name="L1">
        <text:list-item>
          <text:p text:style-name="P4"><text:span text:style-name="Source_20_Text">src/</text:span> directory contains source code files, including JavaScript files (<text:span text:style-name="Source_20_Text">index.js</text:span>, and possibly others for components, utilities, etc.), CSS or SCSS files (<text:span text:style-name="Source_20_Text">styles/</text:span>), and other assets (<text:span text:style-name="Source_20_Text">assets/</text:span>).</text:p>
        </text:list-item>
        <text:list-item>
          <text:p text:style-name="P4"><text:span text:style-name="Source_20_Text">public/</text:span> directory contains public files that are served by the web server. This includes the main HTML file (<text:span text:style-name="Source_20_Text">index.html</text:span>) and any other static assets like images or fonts.</text:p>
        </text:list-item>
        <text:list-item>
          <text:p text:style-name="P4"><text:span text:style-name="Source_20_Text">dist/</text:span> directory contains distribution files generated by the build process. This directory is typically not included in version control.</text:p>
        </text:list-item>
        <text:list-item>
          <text:p text:style-name="P4"><text:span text:style-name="Source_20_Text">node_modules/</text:span> directory contains Node.js modules installed via npm. It's auto-generated and usually not included in version control.</text:p>
        </text:list-item>
        <text:list-item>
          <text:p text:style-name="P4"><text:span text:style-name="Source_20_Text">tests/</text:span> directory contains test files, including unit tests, integration tests, etc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json</text:span> is an npm package configuration file where you define dependencies, scripts, and other project-specific settings.</text:p>
        </text:list-item>
        <text:list-item>
          <text:p text:style-name="P4"><text:span text:style-name="Source_20_Text">package-lock.json</text:span> is a npm package lock file that ensures consistent installations of dependencies across different environments. It's auto-generated by npm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oft-page-break/><text:span text:style-name="Source_20_Text">webpack.config.js</text:span> is a Webpack configuration file if you're using Webpack as a bundler. If you're using another bundler like Parcel, the configuration file may have a different name or may not be needed at al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7:49.800260463</meta:creation-date>
    <dc:date>2024-04-07T13:19:22.072824305</dc:date>
    <meta:editing-duration>PT1M32S</meta:editing-duration>
    <meta:editing-cycles>1</meta:editing-cycles>
    <meta:document-statistic meta:table-count="0" meta:image-count="0" meta:object-count="0" meta:page-count="2" meta:paragraph-count="39" meta:word-count="356" meta:character-count="2461" meta:non-whitespace-character-count="1936"/>
    <meta:generator>LibreOffice/7.6.6.3$Linux_X86_64 LibreOffice_project/60$Build-3</meta:generator>
  </office:meta>
</office:document-meta>
</file>